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 fo:background-color="transparent">
        <style:background-image/>
      </style:paragraph-properties>
      <style:text-properties fo:color="#000000" style:font-name="Courier New" fo:font-size="9pt"/>
    </style:style>
    <style:style style:name="P2" style:family="paragraph" style:parent-style-name="Preformatted_20_Text">
      <style:paragraph-properties fo:background-color="transparent">
        <style:background-image/>
      </style:paragraph-properties>
      <style:text-properties fo:color="#000000"/>
    </style:style>
    <style:style style:name="P3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urier New" fo:font-size="9pt"/>
    </style:style>
    <style:style style:name="P4" style:family="paragraph" style:parent-style-name="Preformatted_20_Text">
      <style:paragraph-properties fo:background-color="transparent">
        <style:background-image/>
      </style:paragraph-properties>
      <style:text-properties fo:color="#000080" style:font-name="Courier New" fo:font-size="9pt" fo:font-weight="bold"/>
    </style:style>
    <style:style style:name="T1" style:family="text">
      <style:text-properties fo:background-color="#efefef" loext:char-shading-value="0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style:font-name="Courier New" fo:font-size="9pt" fo:font-weight="bold"/>
    </style:style>
    <style:style style:name="T6" style:family="text">
      <style:text-properties fo:color="#000080" style:font-name="Courier New" fo:font-size="9pt" fo:font-weight="bold" fo:background-color="#efefef" loext:char-shading-value="0"/>
    </style:style>
    <style:style style:name="T7" style:family="text">
      <style:text-properties fo:color="#000080" style:font-name="Courier New" fo:font-size="9pt" fo:font-weight="bold" fo:background-color="#e4e4ff" loext:char-shading-value="0"/>
    </style:style>
    <style:style style:name="T8" style:family="text">
      <style:text-properties fo:color="#0000ff" fo:font-weight="bold" fo:background-color="#efefef" loext:char-shading-value="0"/>
    </style:style>
    <style:style style:name="T9" style:family="text">
      <style:text-properties fo:color="#0000ff" style:font-name="Courier New" fo:font-size="9pt"/>
    </style:style>
    <style:style style:name="T10" style:family="text">
      <style:text-properties fo:color="#0000ff" style:font-name="Courier New" fo:font-size="9pt" fo:font-weight="bold"/>
    </style:style>
    <style:style style:name="T11" style:family="text">
      <style:text-properties fo:color="#0000ff" style:font-name="Courier New" fo:font-size="9pt" fo:font-weight="bold" fo:background-color="#efefef" loext:char-shading-value="0"/>
    </style:style>
    <style:style style:name="T12" style:family="text">
      <style:text-properties fo:color="#008000" fo:font-weight="bold" fo:background-color="#efefef" loext:char-shading-value="0"/>
    </style:style>
    <style:style style:name="T13" style:family="text">
      <style:text-properties fo:color="#008000" style:font-name="Courier New" fo:font-size="9pt" fo:font-weight="bold"/>
    </style:style>
    <style:style style:name="T14" style:family="text">
      <style:text-properties fo:color="#008000" style:font-name="Courier New" fo:font-size="9pt" fo:font-weight="bold" fo:background-color="#efefef" loext:char-shading-value="0"/>
    </style:style>
    <style:style style:name="T15" style:family="text">
      <style:text-properties style:font-name="Courier New" fo:font-size="9pt"/>
    </style:style>
    <style:style style:name="T16" style:family="text">
      <style:text-properties style:font-name="Courier New" fo:font-size="9pt" fo:background-color="#efefe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"/></text:p>
      <text:p text:style-name="P3"><text:span text:style-name="T1">&lt;</text:span><text:span text:style-name="T4">div </text:span><text:span text:style-name="T8">class=</text:span><text:span text:style-name="T12">"head"</text:span><text:span text:style-name="T1">&gt;</text:span></text:p>
      <text:p text:style-name="P2"><text:s text:c="4"/><text:span text:style-name="T16">&lt;</text:span><text:span text:style-name="T6">span </text:span><text:span text:style-name="T11">id=</text:span><text:span text:style-name="T14">"phone1"</text:span><text:span text:style-name="T16">&gt;&lt;</text:span><text:span text:style-name="T6">img </text:span><text:span text:style-name="T11">src=</text:span><text:span text:style-name="T14">"phone-icon.png" </text:span><text:span text:style-name="T11">alt=</text:span><text:span text:style-name="T14">"Phone"</text:span><text:span text:style-name="T16">&gt;&lt;/</text:span><text:span text:style-name="T6">span</text:span><text:span text:style-name="T16">&gt;</text:span></text:p>
      <text:p text:style-name="P2"><text:s text:c="4"/><text:span text:style-name="T16">&lt;</text:span><text:span text:style-name="T6">span </text:span><text:span text:style-name="T11">class=</text:span><text:span text:style-name="T14">"no"</text:span><text:span text:style-name="T16">&gt;</text:span><text:span text:style-name="T15">0045 6013 5070</text:span><text:span text:style-name="T16">&lt;/</text:span><text:span text:style-name="T6">span</text:span><text:span text:style-name="T16">&gt;</text:span></text:p>
      <text:p text:style-name="P2"><text:s text:c="4"/><text:span text:style-name="T16">&lt;</text:span><text:span text:style-name="T6">span </text:span><text:span text:style-name="T11">id=</text:span><text:span text:style-name="T14">"delivery"</text:span><text:span text:style-name="T16">&gt;</text:span></text:p>
      <text:p text:style-name="P2"><text:s text:c="6"/><text:span text:style-name="T16">&lt;</text:span><text:span text:style-name="T6">span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Delivery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8"/><text:span text:style-name="T16">&lt;</text:span><text:span text:style-name="T6">span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Terms</text:span><text:span text:style-name="T16">&lt;/</text:span><text:span text:style-name="T6">span</text:span><text:span text:style-name="T16">&gt;</text:span></text:p>
      <text:p text:style-name="P2"><text:s text:c="8"/><text:span text:style-name="T16">&lt;</text:span><text:span text:style-name="T6">span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About us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8"/><text:span text:style-name="T16">&lt;</text:span><text:span text:style-name="T6">span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FAQ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8"/><text:span text:style-name="T16">&lt;</text:span><text:span text:style-name="T6">span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Contact us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8"/><text:span text:style-name="T16">&lt;</text:span><text:span text:style-name="T6">span </text:span><text:span text:style-name="T11">id=</text:span><text:span text:style-name="T14">"login"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LOG IN <text:s/>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8"/><text:span text:style-name="T16">&lt;</text:span><text:span text:style-name="T6">span </text:span><text:span text:style-name="T11">style=</text:span><text:span text:style-name="T14">"</text:span><text:span text:style-name="T10">color</text:span><text:span text:style-name="T15">: </text:span><text:span text:style-name="T5">#FFFFFF</text:span><text:span text:style-name="T14">"</text:span><text:span text:style-name="T16">&gt;</text:span><text:span text:style-name="T15">|</text:span><text:span text:style-name="T16">&lt;/</text:span><text:span text:style-name="T6">span</text:span><text:span text:style-name="T16">&gt;</text:span></text:p>
      <text:p text:style-name="P2"><text:s text:c="8"/><text:span text:style-name="T16">&lt;</text:span><text:span text:style-name="T6">span </text:span><text:span text:style-name="T11">id=</text:span><text:span text:style-name="T14">"login1"</text:span><text:span text:style-name="T16">&gt;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 CREATE CUSTOMER</text:span><text:span text:style-name="T16">&lt;/</text:span><text:span text:style-name="T6">a</text:span><text:span text:style-name="T16">&gt;&lt;/</text:span><text:span text:style-name="T6">span</text:span><text:span text:style-name="T16">&gt;</text:span></text:p>
      <text:p text:style-name="P2"><text:s text:c="4"/><text:span text:style-name="T16">&lt;/</text:span><text:span text:style-name="T6">span</text:span><text:span text:style-name="T16">&gt;</text:span></text:p>
      <text:p text:style-name="P2"><text:s text:c="4"/><text:span text:style-name="T16">&lt;</text:span><text:span text:style-name="T6">div </text:span><text:span text:style-name="T11">id=</text:span><text:span text:style-name="T14">"M-header"</text:span><text:span text:style-name="T16">&gt;</text:span></text:p>
      <text:p text:style-name="P2"><text:s text:c="8"/><text:span text:style-name="T16">&lt;</text:span><text:span text:style-name="T6">span</text:span><text:span text:style-name="T16">&gt;</text:span><text:span text:style-name="T15">Fully TPD compliant custom labeling | More than 25.000 active TPD notifications in 24 EU languages </text:span><text:span text:style-name="T16">&lt;/</text:span><text:span text:style-name="T6">span</text:span><text:span text:style-name="T16">&gt;</text:span></text:p>
      <text:p text:style-name="P2"><text:s text:c="4"/><text:span text:style-name="T16">&lt;/</text:span><text:span text:style-name="T6">div</text:span><text:span text:style-name="T16">&gt;</text:span></text:p>
      <text:p text:style-name="P2"><text:s text:c="4"/><text:span text:style-name="T16">&lt;</text:span><text:span text:style-name="T6">div </text:span><text:span text:style-name="T11">id=</text:span><text:span text:style-name="T14">"Mcart"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 </text:span><text:span text:style-name="T16">&lt;</text:span><text:span text:style-name="T6">img </text:span><text:span text:style-name="T11">src=</text:span><text:span text:style-name="T14">"cart-icon.png" </text:span><text:span text:style-name="T11">alt=</text:span><text:span text:style-name="T14">"cart icon"</text:span><text:span text:style-name="T16">&gt;&lt;/</text:span><text:span text:style-name="T6">a</text:span><text:span text:style-name="T16">&gt;</text:span></text:p>
      <text:p text:style-name="P2"><text:s text:c="4"/><text:span text:style-name="T16">&lt;/</text:span><text:span text:style-name="T6">div</text:span><text:span text:style-name="T16">&gt;</text:span></text:p>
      <text:p text:style-name="P2"><text:s text:c="4"/><text:span text:style-name="T16">&lt;</text:span><text:span text:style-name="T6">div </text:span><text:span text:style-name="T11">id=</text:span><text:span text:style-name="T14">"logo"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&lt;</text:span><text:span text:style-name="T6">img </text:span><text:span text:style-name="T11">src=</text:span><text:span text:style-name="T14">"logo.png" </text:span><text:span text:style-name="T11">alt=</text:span><text:span text:style-name="T14">"main logo" </text:span><text:span text:style-name="T16">&gt;&lt;/</text:span><text:span text:style-name="T6">a</text:span><text:span text:style-name="T16">&gt;</text:span></text:p>
      <text:p text:style-name="P2"><text:s text:c="4"/><text:span text:style-name="T16">&lt;/</text:span><text:span text:style-name="T6">div</text:span><text:span text:style-name="T16">&gt;</text:span></text:p>
      <text:p text:style-name="P2"><text:s text:c="8"/><text:span text:style-name="T16">&lt;</text:span><text:span text:style-name="T6">div </text:span><text:span text:style-name="T11">class=</text:span><text:span text:style-name="T14">"search-container"</text:span><text:span text:style-name="T16">&gt;</text:span></text:p>
      <text:p text:style-name="P2"><text:s text:c="16"/><text:span text:style-name="T16">&lt;</text:span><text:span text:style-name="T6">input </text:span><text:span text:style-name="T11">type=</text:span><text:span text:style-name="T14">"text" </text:span><text:span text:style-name="T11">placeholder=</text:span><text:span text:style-name="T14">" <text:s text:c="2"/>Search.." </text:span><text:span text:style-name="T11">style=</text:span><text:span text:style-name="T14">"</text:span><text:span text:style-name="T10">font-size</text:span><text:span text:style-name="T15">: </text:span><text:span text:style-name="T9">18</text:span><text:span text:style-name="T13">px</text:span><text:span text:style-name="T14">" <text:s/></text:span><text:span text:style-name="T11">name=</text:span><text:span text:style-name="T14">"search" </text:span><text:span text:style-name="T11">class=</text:span><text:span text:style-name="T14">"sbox"</text:span><text:span text:style-name="T16">&gt;</text:span></text:p>
      <text:p text:style-name="P2"><text:s text:c="16"/><text:span text:style-name="T16">&lt;</text:span><text:span text:style-name="T6">button <text:s/></text:span><text:span text:style-name="T11">class=</text:span><text:span text:style-name="T14">"search" </text:span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 </text:span><text:span text:style-name="T16">&gt;&lt;/</text:span><text:span text:style-name="T6">a</text:span><text:span text:style-name="T16">&gt;&lt;/</text:span><text:span text:style-name="T6">button</text:span><text:span text:style-name="T16">&gt;</text:span></text:p>
      <text:p text:style-name="P2"><text:s text:c="8"/><text:span text:style-name="T16">&lt;/</text:span><text:span text:style-name="T6">div</text:span><text:span text:style-name="T16">&gt;</text:span></text:p>
      <text:p text:style-name="P2"><text:s text:c="4"/><text:span text:style-name="T16">&lt;</text:span><text:span text:style-name="T6">div </text:span><text:span text:style-name="T11">class=</text:span><text:span text:style-name="T14">"hbar"</text:span><text:span text:style-name="T16">&gt;</text:span></text:p>
      <text:p text:style-name="P2"><text:s text:c="8"/><text:span text:style-name="T16">&lt;</text:span><text:span text:style-name="T6">span </text:span><text:span text:style-name="T11">id =</text:span><text:span text:style-name="T14">"SBB"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SHOP BY BRAND</text:span><text:span text:style-name="T16">&lt;/</text:span><text:span text:style-name="T6">a</text:span><text:span text:style-name="T16">&gt;</text:span></text:p>
      <text:p text:style-name="P2"><text:s text:c="7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SHOP BY CATEGORY</text:span><text:span text:style-name="T16">&lt;/</text:span><text:span text:style-name="T6">a</text:span><text:span text:style-name="T16">&gt;</text:span></text:p>
      <text:p text:style-name="P2"><text:s text:c="7"/><text:span text:style-name="T16">&lt;/</text:span><text:span text:style-name="T6">span</text:span><text:span text:style-name="T16">&gt;</text:span></text:p>
      <text:p text:style-name="P2"><text:s text:c="8"/><text:span text:style-name="T16">&lt;</text:span><text:span text:style-name="T6">span </text:span><text:span text:style-name="T11">id=</text:span><text:span text:style-name="T14">"SBB2"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NEW</text:span><text:span text:style-name="T16">&lt;/</text:span><text:span text:style-name="T6">a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PRE-ORDER</text:span><text:span text:style-name="T16">&lt;/</text:span><text:span text:style-name="T6">a</text:span><text:span text:style-name="T16">&gt;</text:span></text:p>
      <text:p text:style-name="P2"><text:s text:c="8"/><text:span text:style-name="T16">&lt;</text:span><text:span text:style-name="T6">a </text:span><text:span text:style-name="T11">href=</text:span><text:span text:style-name="T14">"#" </text:span><text:span text:style-name="T11">target=</text:span><text:span text:style-name="T14">"_blank"</text:span><text:span text:style-name="T16">&gt;</text:span><text:span text:style-name="T15">STOCK CLEARANCEPRE</text:span><text:span text:style-name="T16">&lt;/</text:span><text:span text:style-name="T6">a</text:span><text:span text:style-name="T16">&gt;</text:span></text:p>
      <text:p text:style-name="P2"><text:s text:c="6"/><text:span text:style-name="T16">&lt;/</text:span><text:span text:style-name="T6">span</text:span><text:span text:style-name="T16">&gt;</text:span></text:p>
      <text:p text:style-name="P2"><text:s text:c="4"/><text:span text:style-name="T16">&lt;/</text:span><text:span text:style-name="T6">div</text:span><text:span text:style-name="T16">&gt;</text:span></text:p>
      <text:p text:style-name="P3"><text:span text:style-name="T1">&lt;/</text:span><text:span text:style-name="T4">div</text:span><text:span text:style-name="T1">&gt;</text:span></text:p>
      <text:p text:style-name="P1"><text:span text:style-name="T1">&lt;/</text:span><text:span text:style-name="T4">div</text:span><text:span text:style-name="T1">&gt;</text:span></text:p>
      <text:p text:style-name="P4">*</text:p>
      <text:p text:style-name="P2"><text:span text:style-name="T2"><text:s text:c="3"/></text:span><text:span text:style-name="T15">{</text:span></text:p>
      <text:p text:style-name="P2"><text:s text:c="4"/><text:span text:style-name="T15">&lt;</text:span><text:span text:style-name="T10">link </text:span><text:span text:style-name="T5">href</text:span><text:span text:style-name="T15">=</text:span><text:span text:style-name="T13">"https://fonts.googleapis.com/css2?family=Roboto:wght@400;500&amp;display=swap" </text:span><text:span text:style-name="T5">rel</text:span><text:span text:style-name="T15">=</text:span><text:span text:style-name="T13">"stylesheet"</text:span><text:span text:style-name="T15">&gt;</text:span></text:p>
      <text:p text:style-name="P2"><text:s text:c="3"/><text:span text:style-name="T15">}</text:span></text:p>
      <text:p text:style-name="P3">.<text:span text:style-name="T3">head</text:span></text:p>
      <text:p text:style-name="P2"><text:span text:style-name="T2"><text:s text:c="3"/></text:span><text:span text:style-name="T15">{</text:span></text:p>
      <text:p text:style-name="P2"><text:s text:c="4"/><text:span text:style-name="T10">background</text:span><text:span text:style-name="T15">: </text:span><text:span text:style-name="T5">-webkit-linear-gradient</text:span><text:span text:style-name="T15">(</text:span><text:span text:style-name="T13">left</text:span><text:span text:style-name="T15">, </text:span><text:span text:style-name="T5">rgb</text:span><text:span text:style-name="T15">(</text:span><text:span text:style-name="T9">254</text:span><text:span text:style-name="T15">, </text:span><text:span text:style-name="T9">0</text:span><text:span text:style-name="T15">, </text:span><text:span text:style-name="T9">47</text:span><text:span text:style-name="T15">),</text:span><text:span text:style-name="T5">rgb</text:span><text:span text:style-name="T15">(</text:span><text:span text:style-name="T9">223</text:span><text:span text:style-name="T15">, </text:span><text:span text:style-name="T9">0</text:span><text:span text:style-name="T15">, </text:span><text:span text:style-name="T9">66</text:span><text:span text:style-name="T15">), </text:span><text:span text:style-name="T5">rgb</text:span><text:span text:style-name="T15">(</text:span><text:span text:style-name="T9">213</text:span><text:span text:style-name="T15">, </text:span><text:span text:style-name="T9">0</text:span><text:span text:style-name="T15">, </text:span><text:span text:style-name="T9">72</text:span><text:span text:style-name="T15">));</text:span></text:p>
      <text:p text:style-name="P2"><text:s text:c="4"/><text:span text:style-name="T10">margin</text:span><text:span text:style-name="T15">: -</text:span><text:span text:style-name="T9">8</text:span><text:span text:style-name="T13">px</text:span><text:span text:style-name="T15">;</text:span></text:p>
      <text:p text:style-name="P2"><text:s text:c="4"/><text:span text:style-name="T10">height</text:span><text:span text:style-name="T15">: </text:span><text:span text:style-name="T9">33</text:span><text:span text:style-name="T13">px</text:span><text:span text:style-name="T15">;</text:span></text:p>
      <text:p text:style-name="P2"><text:s text:c="4"/><text:span text:style-name="T10">box-sizing</text:span><text:span text:style-name="T15">: </text:span><text:span text:style-name="T13">border-box</text:span><text:span text:style-name="T15">;</text:span></text:p>
      <text:p text:style-name="P2"><text:s text:c="3"/><text:span text:style-name="T15">}</text:span></text:p>
      <text:p text:style-name="P2"><text:s text:c="4"/><text:span text:style-name="T5">#phone1</text:span></text:p>
      <text:p text:style-name="P2"><text:span text:style-name="T2"><text:s text:c="4"/></text:span><text:span text:style-name="T15">{</text:span></text:p>
      <text:p text:style-name="P2"><text:s text:c="4"/><text:span text:style-name="T10">background-repeat</text:span><text:span text:style-name="T15">: </text:span><text:span text:style-name="T13">no-repeat</text:span><text:span text:style-name="T15">;</text:span></text:p>
      <text:p text:style-name="P2"><text:s text:c="4"/><text:span text:style-name="T10">margin-left</text:span><text:span text:style-name="T15">: </text:span><text:span text:style-name="T9">180</text:span><text:span text:style-name="T13">px</text:span><text:span text:style-name="T15">;</text:span></text:p>
      <text:p text:style-name="P2"><text:soft-page-break/><text:s text:c="4"/><text:span text:style-name="T15">}</text:span></text:p>
      <text:p text:style-name="P2"><text:s text:c="2"/><text:span text:style-name="T15">.</text:span><text:span text:style-name="T5">no </text:span><text:span text:style-name="T15">{</text:span></text:p>
      <text:p text:style-name="P2"><text:s text:c="4"/><text:span text:style-name="T10">font-family</text:span><text:span text:style-name="T15">: </text:span><text:span text:style-name="T13">'Roboto'</text:span><text:span text:style-name="T15">;</text:span></text:p>
      <text:p text:style-name="P2"><text:s text:c="4"/><text:span text:style-name="T10">font-size</text:span><text:span text:style-name="T15">: </text:span><text:span text:style-name="T9">15</text:span><text:span text:style-name="T13">px</text:span><text:span text:style-name="T15">;</text:span></text:p>
      <text:p text:style-name="P2"><text:s text:c="4"/><text:span text:style-name="T10">color</text:span><text:span text:style-name="T15">: </text:span><text:span text:style-name="T13">white</text:span><text:span text:style-name="T15">;</text:span></text:p>
      <text:p text:style-name="P2"><text:s text:c="4"/><text:span text:style-name="T10">font-weight</text:span><text:span text:style-name="T15">:</text:span><text:span text:style-name="T13">normal</text:span><text:span text:style-name="T15">;</text:span></text:p>
      <text:p text:style-name="P2"><text:s text:c="4"/><text:span text:style-name="T10">padding</text:span><text:span text:style-name="T15">: </text:span><text:span text:style-name="T9">5</text:span><text:span text:style-name="T13">px</text:span><text:span text:style-name="T15">;</text:span></text:p>
      <text:p text:style-name="P2"><text:s text:c="4"/><text:span text:style-name="T10">margin-left</text:span><text:span text:style-name="T15">: </text:span><text:span text:style-name="T9">0</text:span><text:span text:style-name="T13">px</text:span><text:span text:style-name="T15">;</text:span></text:p>
      <text:p text:style-name="P2"><text:s text:c="4"/><text:span text:style-name="T10">margin-right</text:span><text:span text:style-name="T15">: </text:span><text:span text:style-name="T9">300</text:span><text:span text:style-name="T13">px</text:span><text:span text:style-name="T15">;</text:span></text:p>
      <text:p text:style-name="P2"><text:s text:c="4"/><text:span text:style-name="T15">}</text:span></text:p>
      <text:p text:style-name="P2"><text:s text:c="4"/><text:span text:style-name="T5">a</text:span></text:p>
      <text:p text:style-name="P2"><text:span text:style-name="T2"><text:s text:c="2"/></text:span><text:span text:style-name="T15">{</text:span></text:p>
      <text:p text:style-name="P2"><text:s text:c="4"/><text:span text:style-name="T10">color</text:span><text:span text:style-name="T15">: </text:span><text:span text:style-name="T13">white</text:span><text:span text:style-name="T15">;</text:span></text:p>
      <text:p text:style-name="P2"><text:s text:c="4"/><text:span text:style-name="T10">display</text:span><text:span text:style-name="T15">: </text:span><text:span text:style-name="T13">inline</text:span><text:span text:style-name="T15">;</text:span></text:p>
      <text:p text:style-name="P2"><text:s text:c="4"/><text:span text:style-name="T10">text-decoration</text:span><text:span text:style-name="T15">: </text:span><text:span text:style-name="T13">none</text:span><text:span text:style-name="T15">;</text:span></text:p>
      <text:p text:style-name="P2"><text:s text:c="4"/><text:span text:style-name="T10">margin-left</text:span><text:span text:style-name="T15">: </text:span><text:span text:style-name="T9">10</text:span><text:span text:style-name="T13">px</text:span><text:span text:style-name="T15">;</text:span></text:p>
      <text:p text:style-name="P2"><text:s text:c="8"/><text:span text:style-name="T10">cursor</text:span><text:span text:style-name="T15">: </text:span><text:span text:style-name="T13">pointer</text:span><text:span text:style-name="T15">;</text:span></text:p>
      <text:p text:style-name="P2"><text:s text:c="2"/><text:span text:style-name="T15">}</text:span></text:p>
      <text:p text:style-name="P2"><text:s text:c="4"/><text:span text:style-name="T5">#login</text:span></text:p>
      <text:p text:style-name="P2"><text:span text:style-name="T2"><text:s text:c="2"/></text:span><text:span text:style-name="T15">{</text:span></text:p>
      <text:p text:style-name="P2"><text:s text:c="4"/><text:span text:style-name="T10">margin-left</text:span><text:span text:style-name="T15">: </text:span><text:span text:style-name="T9">260</text:span><text:span text:style-name="T13">px</text:span><text:span text:style-name="T15">;</text:span></text:p>
      <text:p text:style-name="P2"><text:s text:c="4"/><text:span text:style-name="T10">font-size</text:span><text:span text:style-name="T15">: </text:span><text:span text:style-name="T9">13</text:span><text:span text:style-name="T13">px</text:span><text:span text:style-name="T15">;</text:span></text:p>
      <text:p text:style-name="P2"><text:s text:c="4"/><text:span text:style-name="T10">color</text:span><text:span text:style-name="T15">: </text:span><text:span text:style-name="T5">#FFFFFF </text:span><text:span text:style-name="T15">;</text:span></text:p>
      <text:p text:style-name="P2"><text:s text:c="4"/><text:span text:style-name="T10">padding-right</text:span><text:span text:style-name="T15">: </text:span><text:span text:style-name="T9">5</text:span><text:span text:style-name="T13">px</text:span><text:span text:style-name="T15">;</text:span></text:p>
      <text:p text:style-name="P2"><text:s text:c="4"/><text:span text:style-name="T15">}</text:span></text:p>
      <text:p text:style-name="P2"><text:s text:c="4"/><text:span text:style-name="T5">#login1</text:span></text:p>
      <text:p text:style-name="P2"><text:span text:style-name="T2"><text:s text:c="4"/></text:span><text:span text:style-name="T15">{</text:span></text:p>
      <text:p text:style-name="P2"><text:s text:c="4"/><text:span text:style-name="T10">margin-left</text:span><text:span text:style-name="T15">: -</text:span><text:span text:style-name="T9">6</text:span><text:span text:style-name="T13">px</text:span><text:span text:style-name="T15">;</text:span></text:p>
      <text:p text:style-name="P2"><text:s text:c="4"/><text:span text:style-name="T10">font-size</text:span><text:span text:style-name="T15">: </text:span><text:span text:style-name="T9">13</text:span><text:span text:style-name="T13">px</text:span><text:span text:style-name="T15">;</text:span></text:p>
      <text:p text:style-name="P2"><text:s text:c="4"/><text:span text:style-name="T15">}</text:span></text:p>
      <text:p text:style-name="P2"><text:s text:c="3"/><text:span text:style-name="T15">.</text:span><text:span text:style-name="T7">tdp</text:span></text:p>
      <text:p text:style-name="P2"><text:span text:style-name="T2"><text:s text:c="3"/></text:span><text:span text:style-name="T15">{</text:span></text:p>
      <text:p text:style-name="P2"><text:s text:c="4"/><text:span text:style-name="T10">display</text:span><text:span text:style-name="T15">: </text:span><text:span text:style-name="T13">inline-block</text:span><text:span text:style-name="T15">;</text:span></text:p>
      <text:p text:style-name="P2"><text:s text:c="4"/><text:span text:style-name="T10">background</text:span><text:span text:style-name="T15">: </text:span><text:span text:style-name="T5">-webkit-linear-gradient</text:span><text:span text:style-name="T15">(</text:span><text:span text:style-name="T13">left</text:span><text:span text:style-name="T15">, </text:span><text:span text:style-name="T5">#EFDD21</text:span><text:span text:style-name="T15">,</text:span><text:span text:style-name="T5">#FEC521</text:span><text:span text:style-name="T15">);</text:span></text:p>
      <text:p text:style-name="P2"><text:s text:c="4"/><text:span text:style-name="T10">-webkit-box-sizing</text:span><text:span text:style-name="T15">: </text:span><text:span text:style-name="T13">border-box</text:span><text:span text:style-name="T15">;</text:span></text:p>
      <text:p text:style-name="P2"><text:s text:c="4"/><text:span text:style-name="T10">font-family</text:span><text:span text:style-name="T15">: </text:span><text:span text:style-name="T13">'Roboto'</text:span><text:span text:style-name="T15">;</text:span></text:p>
      <text:p text:style-name="P2"><text:s text:c="4"/><text:span text:style-name="T10">color</text:span><text:span text:style-name="T15">: </text:span><text:span text:style-name="T5">#464646</text:span><text:span text:style-name="T15">;</text:span></text:p>
      <text:p text:style-name="P2"><text:s text:c="4"/><text:span text:style-name="T10">font-weight</text:span><text:span text:style-name="T15">:</text:span><text:span text:style-name="T13">normal</text:span><text:span text:style-name="T15">;</text:span></text:p>
      <text:p text:style-name="P2"><text:s text:c="4"/><text:span text:style-name="T10">font-size</text:span><text:span text:style-name="T15">: </text:span><text:span text:style-name="T9">14</text:span><text:span text:style-name="T13">px</text:span><text:span text:style-name="T15">;</text:span></text:p>
      <text:p text:style-name="P2"><text:s text:c="4"/><text:span text:style-name="T10">height</text:span><text:span text:style-name="T15">: </text:span><text:span text:style-name="T9">30</text:span><text:span text:style-name="T13">px</text:span><text:span text:style-name="T15">;</text:span></text:p>
      <text:p text:style-name="P2"><text:s text:c="4"/><text:span text:style-name="T10">width</text:span><text:span text:style-name="T15">:</text:span><text:span text:style-name="T9">596</text:span><text:span text:style-name="T13">px</text:span><text:span text:style-name="T15">;</text:span></text:p>
      <text:p text:style-name="P2"><text:s text:c="4"/><text:span text:style-name="T10">padding</text:span><text:span text:style-name="T15">:</text:span><text:span text:style-name="T9">5</text:span><text:span text:style-name="T13">px <text:s/></text:span><text:span text:style-name="T9">10</text:span><text:span text:style-name="T13">px </text:span><text:span text:style-name="T15">;</text:span></text:p>
      <text:p text:style-name="P2"><text:s text:c="4"/><text:span text:style-name="T10">margin-left</text:span><text:span text:style-name="T15">:</text:span><text:span text:style-name="T9">480</text:span><text:span text:style-name="T13">px</text:span><text:span text:style-name="T15">;</text:span></text:p>
      <text:p text:style-name="P2"><text:s text:c="4"/><text:span text:style-name="T10">margin-top</text:span><text:span text:style-name="T15">: </text:span><text:span text:style-name="T9">28</text:span><text:span text:style-name="T13">px</text:span><text:span text:style-name="T15">;</text:span></text:p>
      <text:p text:style-name="P2"><text:s text:c="2"/><text:span text:style-name="T15">}</text:span></text:p>
      <text:p text:style-name="P2"><text:s text:c="4"/><text:span text:style-name="T5">#Mcart</text:span></text:p>
      <text:p text:style-name="P2"><text:span text:style-name="T2"><text:s text:c="3"/></text:span><text:span text:style-name="T15">{</text:span></text:p>
      <text:p text:style-name="P2"><text:s text:c="4"/><text:span text:style-name="T10">margin-left</text:span><text:span text:style-name="T15">:</text:span><text:span text:style-name="T9">1340</text:span><text:span text:style-name="T13">px</text:span><text:span text:style-name="T15">;</text:span></text:p>
      <text:p text:style-name="P2"><text:s text:c="4"/><text:span text:style-name="T10">margin-top</text:span><text:span text:style-name="T15">: -</text:span><text:span text:style-name="T9">32</text:span><text:span text:style-name="T13">px</text:span><text:span text:style-name="T15">;</text:span></text:p>
      <text:p text:style-name="P2"><text:s text:c="3"/><text:span text:style-name="T15">}</text:span></text:p>
      <text:p text:style-name="P2"><text:s text:c="4"/><text:span text:style-name="T5">#logo</text:span></text:p>
      <text:p text:style-name="P2"><text:span text:style-name="T2"><text:s text:c="5"/></text:span><text:span text:style-name="T15">{</text:span></text:p>
      <text:p text:style-name="P2"><text:s text:c="8"/><text:span text:style-name="T10">margin-left</text:span><text:span text:style-name="T15">:</text:span><text:span text:style-name="T9">165</text:span><text:span text:style-name="T13">px</text:span><text:span text:style-name="T15">;</text:span></text:p>
      <text:p text:style-name="P2"><text:s text:c="8"/><text:span text:style-name="T10">margin-top</text:span><text:span text:style-name="T15">: -</text:span><text:span text:style-name="T9">28</text:span><text:span text:style-name="T13">px</text:span><text:span text:style-name="T15">;</text:span></text:p>
      <text:p text:style-name="P2"><text:s text:c="8"/><text:span text:style-name="T10">display</text:span><text:span text:style-name="T15">: </text:span><text:span text:style-name="T13">inline-block</text:span><text:span text:style-name="T15">;</text:span></text:p>
      <text:p text:style-name="P2"><text:s text:c="5"/><text:span text:style-name="T15">}</text:span></text:p>
      <text:p text:style-name="P2"><text:s text:c="3"/><text:span text:style-name="T15">.</text:span><text:span text:style-name="T5">hbar</text:span></text:p>
      <text:p text:style-name="P2"><text:span text:style-name="T2"><text:s text:c="2"/></text:span><text:span text:style-name="T15">{</text:span></text:p>
      <text:p text:style-name="P2"><text:s text:c="4"/><text:span text:style-name="T10">background-color</text:span><text:span text:style-name="T15">: </text:span><text:span text:style-name="T5">#464646</text:span><text:span text:style-name="T15">;</text:span></text:p>
      <text:p text:style-name="P2"><text:soft-page-break/><text:s text:c="4"/><text:span text:style-name="T10">color</text:span><text:span text:style-name="T15">: </text:span><text:span text:style-name="T13">white</text:span><text:span text:style-name="T15">;</text:span></text:p>
      <text:p text:style-name="P2"><text:s text:c="4"/><text:span text:style-name="T10">box-sizing</text:span><text:span text:style-name="T15">: </text:span><text:span text:style-name="T13">border-box</text:span><text:span text:style-name="T15">;</text:span></text:p>
      <text:p text:style-name="P2"><text:s text:c="4"/><text:span text:style-name="T10">height</text:span><text:span text:style-name="T15">: </text:span><text:span text:style-name="T9">45</text:span><text:span text:style-name="T13">px</text:span><text:span text:style-name="T15">;</text:span></text:p>
      <text:p text:style-name="P2"><text:s text:c="4"/><text:span text:style-name="T10">padding</text:span><text:span text:style-name="T15">: </text:span><text:span text:style-name="T9">14</text:span><text:span text:style-name="T13">px</text:span><text:span text:style-name="T15">;</text:span></text:p>
      <text:p text:style-name="P2"><text:s text:c="4"/><text:span text:style-name="T10">margin-top</text:span><text:span text:style-name="T15">: </text:span><text:span text:style-name="T9">85</text:span><text:span text:style-name="T13">px</text:span><text:span text:style-name="T15">;</text:span></text:p>
      <text:p text:style-name="P2"><text:s text:c="2"/><text:span text:style-name="T15">}</text:span></text:p>
      <text:p text:style-name="P2"><text:s text:c="3"/><text:span text:style-name="T15">.</text:span><text:span text:style-name="T5">search-container</text:span></text:p>
      <text:p text:style-name="P2"><text:span text:style-name="T2"><text:s text:c="3"/></text:span><text:span text:style-name="T15">{</text:span></text:p>
      <text:p text:style-name="P2"><text:s text:c="3"/><text:span text:style-name="T15">}</text:span></text:p>
      <text:p text:style-name="P3">.<text:span text:style-name="T3">sbox</text:span></text:p>
      <text:p text:style-name="P3">{</text:p>
      <text:p text:style-name="P2"><text:s text:c="4"/><text:span text:style-name="T10">height</text:span><text:span text:style-name="T15">: </text:span><text:span text:style-name="T9">30</text:span><text:span text:style-name="T13">px</text:span><text:span text:style-name="T15">;</text:span></text:p>
      <text:p text:style-name="P2"><text:s text:c="4"/><text:span text:style-name="T10">width</text:span><text:span text:style-name="T15">: </text:span><text:span text:style-name="T9">550</text:span><text:span text:style-name="T13">px</text:span><text:span text:style-name="T15">;</text:span></text:p>
      <text:p text:style-name="P2"><text:s text:c="4"/><text:span text:style-name="T10">margin-left</text:span><text:span text:style-name="T15">:</text:span><text:span text:style-name="T9">110</text:span><text:span text:style-name="T13">px</text:span><text:span text:style-name="T15">;</text:span></text:p>
      <text:p text:style-name="P2"><text:s text:c="4"/><text:span text:style-name="T10">background-color</text:span><text:span text:style-name="T15">: </text:span><text:span text:style-name="T13">lightgray</text:span><text:span text:style-name="T15">;</text:span></text:p>
      <text:p text:style-name="P2"><text:s text:c="4"/><text:span text:style-name="T10">border</text:span><text:span text:style-name="T15">: </text:span><text:span text:style-name="T13">none</text:span><text:span text:style-name="T15">;</text:span></text:p>
      <text:p text:style-name="P2"><text:s text:c="4"/><text:span text:style-name="T10">cursor</text:span><text:span text:style-name="T15">: </text:span><text:span text:style-name="T13">pointer</text:span><text:span text:style-name="T15">;</text:span></text:p>
      <text:p text:style-name="P2"><text:s text:c="4"/><text:span text:style-name="T10">display</text:span><text:span text:style-name="T15">: </text:span><text:span text:style-name="T13">inline-block</text:span><text:span text:style-name="T15">;</text:span></text:p>
      <text:p text:style-name="P3">}</text:p>
      <text:p text:style-name="P3">.<text:span text:style-name="T3">search</text:span></text:p>
      <text:p text:style-name="P3">{</text:p>
      <text:p text:style-name="P2"><text:s text:c="4"/><text:span text:style-name="T10">background-color</text:span><text:span text:style-name="T15">: </text:span><text:span text:style-name="T13">red</text:span><text:span text:style-name="T15">;</text:span></text:p>
      <text:p text:style-name="P2"><text:s text:c="4"/><text:span text:style-name="T10">margin-left</text:span><text:span text:style-name="T15">: -</text:span><text:span text:style-name="T9">5</text:span><text:span text:style-name="T13">px</text:span><text:span text:style-name="T15">;</text:span></text:p>
      <text:p text:style-name="P2"><text:s text:c="4"/><text:span text:style-name="T10">margin-top</text:span><text:span text:style-name="T15">: -</text:span><text:span text:style-name="T9">6</text:span><text:span text:style-name="T13">px</text:span><text:span text:style-name="T15">;</text:span></text:p>
      <text:p text:style-name="P2"><text:s text:c="4"/><text:span text:style-name="T10">height</text:span><text:span text:style-name="T15">: </text:span><text:span text:style-name="T9">33</text:span><text:span text:style-name="T13">px</text:span><text:span text:style-name="T15">;</text:span></text:p>
      <text:p text:style-name="P2"><text:s text:c="4"/><text:span text:style-name="T10">width</text:span><text:span text:style-name="T15">: </text:span><text:span text:style-name="T9">44</text:span><text:span text:style-name="T13">px</text:span><text:span text:style-name="T15">;</text:span></text:p>
      <text:p text:style-name="P2"><text:s text:c="4"/><text:span text:style-name="T10">border</text:span><text:span text:style-name="T15">: </text:span><text:span text:style-name="T13">none</text:span><text:span text:style-name="T15">;</text:span></text:p>
      <text:p text:style-name="P2"><text:s text:c="4"/><text:span text:style-name="T10">cursor</text:span><text:span text:style-name="T15">: </text:span><text:span text:style-name="T13">pointer</text:span><text:span text:style-name="T15">;</text:span></text:p>
      <text:p text:style-name="P2"><text:s text:c="4"/><text:span text:style-name="T10">background-image</text:span><text:span text:style-name="T15">: </text:span><text:span text:style-name="T5">url</text:span><text:span text:style-name="T15">(</text:span><text:span text:style-name="T13">"search-icon.png"</text:span><text:span text:style-name="T15">);</text:span></text:p>
      <text:p text:style-name="P2"><text:s text:c="4"/><text:span text:style-name="T10">background-repeat</text:span><text:span text:style-name="T15">: </text:span><text:span text:style-name="T13">no-repeat</text:span><text:span text:style-name="T15">;</text:span></text:p>
      <text:p text:style-name="P2"><text:s text:c="4"/><text:span text:style-name="T10">background-position</text:span><text:span text:style-name="T15">: </text:span><text:span text:style-name="T13">center</text:span><text:span text:style-name="T15">;</text:span></text:p>
      <text:p text:style-name="P2"><text:s text:c="4"/><text:span text:style-name="T10">color</text:span><text:span text:style-name="T15">: </text:span><text:span text:style-name="T5">#FFFFFF</text:span><text:span text:style-name="T15">;</text:span></text:p>
      <text:p text:style-name="P3">}</text:p>
      <text:p text:style-name="P4">#SBB</text:p>
      <text:p text:style-name="P3">{</text:p>
      <text:p text:style-name="P2"><text:s text:c="4"/><text:span text:style-name="T10">padding</text:span><text:span text:style-name="T15">: </text:span><text:span text:style-name="T9">155</text:span><text:span text:style-name="T13">px</text:span><text:span text:style-name="T15">;</text:span></text:p>
      <text:p text:style-name="P3">}</text:p>
      <text:p text:style-name="P4">#SBB2</text:p>
      <text:p text:style-name="P3">{</text:p>
      <text:p text:style-name="P2"><text:s text:c="4"/><text:span text:style-name="T10">padding</text:span><text:span text:style-name="T15">: </text:span><text:span text:style-name="T9">305</text:span><text:span text:style-name="T13">px</text:span><text:span text:style-name="T15">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21:03:19.777000000</meta:creation-date>
    <dc:date>2020-07-13T23:37:15.063000000</dc:date>
    <meta:editing-duration>PT1H33M34S</meta:editing-duration>
    <meta:editing-cycles>1</meta:editing-cycles>
    <meta:document-statistic meta:table-count="0" meta:image-count="0" meta:object-count="0" meta:page-count="3" meta:paragraph-count="155" meta:word-count="323" meta:character-count="3612" meta:non-whitespace-character-count="2787"/>
    <meta:generator>LibreOffice/4.4.2.2$Windows_x86 LibreOffice_project/c4c7d32d0d49397cad38d62472b0bc8acff48dd6</meta:generator>
  </office:meta>
</office:document-meta>
</file>